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0.751cm"/>
    </style:style>
    <style:style style:name="co2" style:family="table-column">
      <style:table-column-properties fo:break-before="auto" style:column-width="3.399cm"/>
    </style:style>
    <style:style style:name="co3" style:family="table-column">
      <style:table-column-properties fo:break-before="auto" style:column-width="9.23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3" office:value-type="string" calcext:value-type="string">
            <text:p>USDP-3crv:</text:p>
          </table:table-cell>
          <table:table-cell table:style-name="ce3" office:value-type="string" calcext:value-type="string">
            <text:p>Token Compound</text:p>
          </table:table-cell>
          <table:table-cell table:style-name="ce3" office:value-type="string" calcext:value-type="string">
            <text:p>Token Compound Address</text:p>
          </table:table-cell>
        </table:table-row>
        <table:table-row table:style-name="ro1">
          <table:table-cell office:value-type="string" calcext:value-type="string">
            <text:p>Vault : 0x1df2933B9c8815CC8990AFb4A079A717bC369185</text:p>
          </table:table-cell>
          <table:table-cell office:value-type="string" calcext:value-type="string">
            <text:p>usdp</text:p>
          </table:table-cell>
          <table:table-cell office:value-type="string" calcext:value-type="string">
            <text:p>0x8E870D67F660D95d5be530380D0eC0bd388289E1</text:p>
          </table:table-cell>
        </table:table-row>
        <table:table-row table:style-name="ro1">
          <table:table-cell office:value-type="string" calcext:value-type="string">
            <text:p>Strategy: 0xD174BDbBD9BfA273335708Ccf024d841BA796B0B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table:style-name="ce3" office:value-type="string" calcext:value-type="string">
            <text:p>TUSD-3CRV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ult: 0x0a1da14519309eCEa6E19DC940D95A7Fc850a911</text:p>
          </table:table-cell>
          <table:table-cell office:value-type="string" calcext:value-type="string">
            <text:p>tusd</text:p>
          </table:table-cell>
          <table:table-cell office:value-type="string" calcext:value-type="string">
            <text:p>0x0000000000085d4780B73119b644AE5ecd22b376</text:p>
          </table:table-cell>
        </table:table-row>
        <table:table-row table:style-name="ro1">
          <table:table-cell office:value-type="string" calcext:value-type="string">
            <text:p>Strategy: 0x1aB1a94FD3887D868b523B1ed25d483C6d85D79f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table:style-name="ce3" office:value-type="string" calcext:value-type="string">
            <text:p>MIM-3CR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ult: 0x5073383c90cFBcc666227a67F301dcF910C3971e</text:p>
          </table:table-cell>
          <table:table-cell office:value-type="string" calcext:value-type="string">
            <text:p>mim</text:p>
          </table:table-cell>
          <table:table-cell office:value-type="string" calcext:value-type="string">
            <text:p>0x99D8a9C45b2ecA8864373A26D1459e3Dff1e17F3</text:p>
          </table:table-cell>
        </table:table-row>
        <table:table-row table:style-name="ro1">
          <table:table-cell office:value-type="string" calcext:value-type="string">
            <text:p>Strategy: 0x05bc871D6BB506A3cD2Ab05A1336ef50B5a75500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table:style-name="ce3" office:value-type="string" calcext:value-type="string">
            <text:p>ALUSD-3CR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ult: 0x494d51A38ACEEBcc1D6b8e6A1EE8D8d489052033</text:p>
          </table:table-cell>
          <table:table-cell office:value-type="string" calcext:value-type="string">
            <text:p>alUsd</text:p>
          </table:table-cell>
          <table:table-cell office:value-type="string" calcext:value-type="string">
            <text:p>0xBC6DA0FE9aD5f3b0d58160288917AA56653660E9</text:p>
          </table:table-cell>
        </table:table-row>
        <table:table-row table:style-name="ro1">
          <table:table-cell office:value-type="string" calcext:value-type="string">
            <text:p>Strategy: 0xd76108c47f7ab8aab4226cF3eE996fa178A09b55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table:style-name="ce3" office:value-type="string" calcext:value-type="string">
            <text:p>ALUSD-FRAX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ult: 0xe87A72E170f7ab225b39f3Ba8d0E407e37F29B8A</text:p>
          </table:table-cell>
          <table:table-cell office:value-type="string" calcext:value-type="string">
            <text:p>alUsd</text:p>
          </table:table-cell>
          <table:table-cell office:value-type="string" calcext:value-type="string">
            <text:p>0xBC6DA0FE9aD5f3b0d58160288917AA56653660E9</text:p>
          </table:table-cell>
        </table:table-row>
        <table:table-row table:style-name="ro1">
          <table:table-cell office:value-type="string" calcext:value-type="string">
            <text:p>Strategy: 0xB3205D7254618c6FD94Bbb2694269f120C675d21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table:style-name="ce3" office:value-type="string" calcext:value-type="string">
            <text:p>USDD-3CR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ult: 0xA918c6B097569B6584014257CE89cB546f85fe33</text:p>
          </table:table-cell>
          <table:table-cell office:value-type="string" calcext:value-type="string">
            <text:p>usdd</text:p>
          </table:table-cell>
          <table:table-cell office:value-type="string" calcext:value-type="string">
            <text:p>0x0C10bF8FcB7Bf5412187A595ab97a3609160b5c6</text:p>
          </table:table-cell>
        </table:table-row>
        <table:table-row table:style-name="ro1">
          <table:table-cell office:value-type="string" calcext:value-type="string">
            <text:p>Strategy: 0x5375ad765103792b14AAD1b1dAd9e836fa2ad9c0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table:style-name="ce3" office:value-type="string" calcext:value-type="string">
            <text:p>3poo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ult: 0x937A459c8F282abA432f5D5e14bD801ff848A1E3</text:p>
          </table:table-cell>
          <table:table-cell office:value-type="string" calcext:value-type="string">
            <text:p>tether usd</text:p>
          </table:table-cell>
          <table:table-cell office:value-type="string" calcext:value-type="string">
            <text:p>0xdAC17F958D2ee523a2206206994597C13D831ec7</text:p>
          </table:table-cell>
        </table:table-row>
        <table:table-row table:style-name="ro1">
          <table:table-cell office:value-type="string" calcext:value-type="string">
            <text:p>Strategy: 0xBFe3deBa6f0712e6010E8c9a1B1e7351fd0251A7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table:style-name="ce3" office:value-type="string" calcext:value-type="string">
            <text:p>Frax/usd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ult: 0xdd1722a31ae4d26946134dc003775f7a6a92e61e</text:p>
          </table:table-cell>
          <table:table-cell office:value-type="string" calcext:value-type="string">
            <text:p>usdc</text:p>
          </table:table-cell>
          <table:table-cell office:value-type="string" calcext:value-type="string">
            <text:p>0xA0b86991c6218b36c1d19D4a2e9Eb0cE3606eB48</text:p>
          </table:table-cell>
        </table:table-row>
        <table:table-row table:style-name="ro1">
          <table:table-cell office:value-type="string" calcext:value-type="string">
            <text:p>Strategy: 0x565328F2B262F1182df8b58e5FFD3bAa570C8498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table:style-name="ce3" office:value-type="string" calcext:value-type="string">
            <text:p>USDT/crvUS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ult: 0xE7E4632b22EC828f4804Ae8019F40f0a949F6BE5</text:p>
          </table:table-cell>
          <table:table-cell office:value-type="string" calcext:value-type="string">
            <text:p>tether usd</text:p>
          </table:table-cell>
          <table:table-cell office:value-type="string" calcext:value-type="string">
            <text:p>0xdAC17F958D2ee523a2206206994597C13D831ec7</text:p>
          </table:table-cell>
        </table:table-row>
        <table:table-row table:style-name="ro1">
          <table:table-cell office:value-type="string" calcext:value-type="string">
            <text:p>Strategy: 0xc854934f69699e99a5208C783b43EA3dC70030eb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1T16:15:51.239891322</meta:creation-date>
    <dc:date>2024-02-21T19:37:14.820256350</dc:date>
    <meta:editing-duration>PT1H36M3S</meta:editing-duration>
    <meta:editing-cycles>2</meta:editing-cycles>
    <meta:generator>LibreOffice/7.4.7.2$Linux_X86_64 LibreOffice_project/40$Build-2</meta:generator>
    <meta:document-statistic meta:table-count="1" meta:cell-count="47" meta:object-count="0"/>
  </office:meta>
</office:document-meta>
</file>